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"Four Hellish Kings"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magical tool thing—! The "demon's
crystal—"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4:03:19+01:00</meta:creation-date>
    <dc:date>2019-11-30T14:03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